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4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0.804cm" svg:height="2.646cm" draw:transform="rotate (1.5707963267949) translate (6.414cm 5.0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423cm" svg:y1="4.597cm" svg:x2="5.2cm" svg:y2="4.581cm">
            <text:p/>
          </draw:line>
          <draw:line draw:style-name="gr2" draw:text-style-name="P2" draw:layer="layout" svg:x1="10.324cm" svg:y1="4.597cm" svg:x2="9.101cm" svg:y2="4.581cm">
            <text:p/>
          </draw:line>
        </draw:g>
        <draw:g xml:id="id9" draw:id="id9">
          <draw:custom-shape draw:style-name="gr1" draw:text-style-name="P1" draw:layer="layout" svg:width="0.804cm" svg:height="2.646cm" draw:transform="rotate (1.5707963267949) translate (14.79cm 5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4.799cm" svg:y1="4.593cm" svg:x2="13.576cm" svg:y2="4.577cm">
            <text:p/>
          </draw:line>
          <draw:line draw:style-name="gr2" draw:text-style-name="P2" draw:layer="layout" svg:x1="18.7cm" svg:y1="4.593cm" svg:x2="17.477cm" svg:y2="4.577cm">
            <text:p/>
          </draw:line>
        </draw:g>
        <draw:g xml:id="id6" draw:id="id6">
          <draw:custom-shape draw:style-name="gr1" draw:text-style-name="P1" draw:layer="layout" svg:width="0.804cm" svg:height="2.646cm" draw:transform="rotate (1.5707963267949) translate (6.414cm 11.4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423cm" svg:y1="10.997cm" svg:x2="5.2cm" svg:y2="10.981cm">
            <text:p/>
          </draw:line>
          <draw:line draw:style-name="gr2" draw:text-style-name="P2" draw:layer="layout" svg:x1="10.324cm" svg:y1="10.997cm" svg:x2="9.101cm" svg:y2="10.981cm">
            <text:p/>
          </draw:line>
        </draw:g>
        <draw:g xml:id="id8" draw:id="id8">
          <draw:custom-shape draw:style-name="gr1" draw:text-style-name="P1" draw:layer="layout" svg:width="0.804cm" svg:height="2.646cm" draw:transform="rotate (1.5707963267949) translate (14.814cm 11.4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4.823cm" svg:y1="10.997cm" svg:x2="13.6cm" svg:y2="10.981cm">
            <text:p/>
          </draw:line>
          <draw:line draw:style-name="gr2" draw:text-style-name="P2" draw:layer="layout" svg:x1="18.724cm" svg:y1="10.997cm" svg:x2="17.501cm" svg:y2="10.981cm">
            <text:p/>
          </draw:line>
        </draw:g>
        <draw:g xml:id="id4" draw:id="id4">
          <draw:custom-shape draw:style-name="gr1" draw:text-style-name="P1" draw:layer="layout" svg:width="0.804cm" svg:height="2.646cm" draw:transform="rotate (1.5707963267949) translate (6.414cm 19.3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423cm" svg:y1="18.897cm" svg:x2="5.2cm" svg:y2="18.881cm">
            <text:p/>
          </draw:line>
          <draw:line draw:style-name="gr2" draw:text-style-name="P2" draw:layer="layout" svg:x1="10.324cm" svg:y1="18.897cm" svg:x2="9.101cm" svg:y2="18.881cm">
            <text:p/>
          </draw:line>
        </draw:g>
        <draw:g xml:id="id1" draw:id="id1">
          <draw:custom-shape draw:style-name="gr3" draw:text-style-name="P1" draw:layer="layout" svg:width="0.801cm" svg:height="2.649cm" svg:x="3.799cm" svg:y="13.51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4.206cm" svg:y1="13.523cm" svg:x2="4.222cm" svg:y2="12.3cm">
            <text:p/>
          </draw:line>
          <draw:line draw:style-name="gr2" draw:text-style-name="P2" draw:layer="layout" svg:x1="4.206cm" svg:y1="17.424cm" svg:x2="4.222cm" svg:y2="16.201cm">
            <text:p/>
          </draw:line>
        </draw:g>
        <draw:g xml:id="id7" draw:id="id7">
          <draw:custom-shape draw:style-name="gr3" draw:text-style-name="P1" draw:layer="layout" svg:width="0.801cm" svg:height="2.649cm" svg:x="11.7cm" svg:y="6.41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107cm" svg:y1="6.423cm" svg:x2="12.123cm" svg:y2="5.2cm">
            <text:p/>
          </draw:line>
          <draw:line draw:style-name="gr2" draw:text-style-name="P2" draw:layer="layout" svg:x1="12.107cm" svg:y1="10.324cm" svg:x2="12.123cm" svg:y2="9.101cm">
            <text:p/>
          </draw:line>
        </draw:g>
        <draw:custom-shape draw:style-name="gr4" draw:text-style-name="P3" xml:id="id5" draw:id="id5" draw:layer="layout" svg:width="2.153cm" svg:height="2.573cm" svg:x="11.047cm" svg:y="13.527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2" draw:id="id2" draw:layer="layout" svg:width="1.842cm" svg:height="1.843cm" svg:x="3.3cm" svg:y="6.9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6" draw:text-style-name="P1" draw:layer="layout" svg:width="2.153cm" svg:height="2.573cm" svg:x="18.8cm" svg:y="6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2" draw:layer="layout" svg:x1="19.874cm" svg:y1="7.174cm" svg:x2="19.874cm" svg:y2="8.439cm">
            <text:p/>
          </draw:line>
        </draw:g>
        <draw:g xml:id="id12" draw:id="id12">
          <draw:line draw:style-name="gr2" draw:text-style-name="P2" draw:layer="layout" svg:x1="18.884cm" svg:y1="14.705cm" svg:x2="20.9cm" svg:y2="14.705cm">
            <text:p/>
          </draw:line>
          <draw:line draw:style-name="gr2" draw:text-style-name="P2" draw:layer="layout" svg:x1="18.884cm" svg:y1="14.705cm" svg:x2="20.9cm" svg:y2="14.705cm">
            <text:p/>
          </draw:line>
          <draw:line draw:style-name="gr2" draw:text-style-name="P2" draw:layer="layout" svg:x1="18.884cm" svg:y1="15.605cm" svg:x2="20.9cm" svg:y2="15.605cm">
            <text:p/>
          </draw:line>
          <draw:line draw:style-name="gr2" draw:text-style-name="P2" draw:layer="layout" svg:x1="19.878cm" svg:y1="16.821cm" svg:x2="19.894cm" svg:y2="15.598cm">
            <text:p/>
          </draw:line>
          <draw:line draw:style-name="gr2" draw:text-style-name="P2" draw:layer="layout" svg:x1="19.878cm" svg:y1="14.723cm" svg:x2="19.894cm" svg:y2="13.5cm">
            <text:p/>
          </draw:line>
        </draw:g>
        <draw:connector draw:style-name="gr8" draw:text-style-name="P4" draw:layer="layout" draw:type="line" svg:x1="4.199cm" svg:y1="12.3cm" svg:x2="4.221cm" svg:y2="8.743cm" draw:start-shape="id1" draw:start-glue-point="0" draw:end-shape="id2" draw:end-glue-point="8" svg:d="M4199 12300l22-3557" svg:viewBox="0 0 23 3558">
          <text:p/>
        </draw:connector>
        <draw:connector draw:style-name="gr9" draw:text-style-name="P1" draw:layer="layout" svg:x1="4.221cm" svg:y1="6.9cm" svg:x2="5.2cm" svg:y2="4.602cm" draw:start-shape="id2" draw:start-glue-point="4" draw:end-shape="id3" draw:end-glue-point="3" svg:d="M4221 6900v-2298h979" svg:viewBox="0 0 980 2299">
          <text:p/>
        </draw:connector>
        <draw:connector draw:style-name="gr9" draw:text-style-name="P1" draw:layer="layout" svg:x1="4.199cm" svg:y1="17.424cm" svg:x2="5.2cm" svg:y2="18.902cm" draw:start-shape="id1" draw:start-glue-point="2" draw:end-shape="id4" draw:end-glue-point="3" svg:d="M4199 17424v1478h1001" svg:viewBox="0 0 1002 1479">
          <text:p/>
        </draw:connector>
        <draw:connector draw:style-name="gr10" draw:text-style-name="P1" xml:id="id11" draw:id="id11" draw:layer="layout" svg:x1="10.324cm" svg:y1="18.902cm" svg:x2="12.124cm" svg:y2="16.1cm" draw:start-shape="id4" draw:start-glue-point="1" draw:end-shape="id5" draw:end-glue-point="6" svg:d="M10324 18902h1800v-2802" svg:viewBox="0 0 1801 2803">
          <text:p/>
        </draw:connector>
        <draw:connector draw:style-name="gr10" draw:text-style-name="P1" draw:layer="layout" svg:x1="12.124cm" svg:y1="13.527cm" svg:x2="10.324cm" svg:y2="11.002cm" draw:start-shape="id5" draw:start-glue-point="4" draw:end-shape="id6" draw:end-glue-point="1" svg:d="M12124 13527v-2525h-1800" svg:viewBox="0 0 1801 2526">
          <text:p/>
        </draw:connector>
        <draw:connector draw:style-name="gr10" draw:text-style-name="P1" draw:layer="layout" svg:x1="12.1cm" svg:y1="10.324cm" svg:x2="10.324cm" svg:y2="11.002cm" draw:start-shape="id7" draw:start-glue-point="2" draw:end-shape="id6" draw:end-glue-point="1" svg:d="M12100 10324v678h-1776" svg:viewBox="0 0 1777 679">
          <text:p/>
        </draw:connector>
        <draw:connector draw:style-name="gr10" draw:text-style-name="P1" draw:layer="layout" svg:x1="12.1cm" svg:y1="5.2cm" svg:x2="10.324cm" svg:y2="4.602cm" draw:start-shape="id7" draw:start-glue-point="0" draw:end-shape="id3" draw:end-glue-point="1" svg:d="M12100 5200v-598h-1776" svg:viewBox="0 0 1777 599">
          <text:p/>
        </draw:connector>
        <draw:connector draw:style-name="gr10" draw:text-style-name="P1" draw:layer="layout" svg:x1="13.6cm" svg:y1="11.002cm" svg:x2="12.1cm" svg:y2="10.324cm" draw:start-shape="id8" draw:start-glue-point="3" draw:end-shape="id7" draw:end-glue-point="2" svg:d="M13600 11002h-1500v-678" svg:viewBox="0 0 1501 679">
          <text:p/>
        </draw:connector>
        <draw:connector draw:style-name="gr10" draw:text-style-name="P1" draw:layer="layout" svg:x1="12.1cm" svg:y1="5.2cm" svg:x2="13.576cm" svg:y2="4.598cm" draw:start-shape="id7" draw:start-glue-point="0" draw:end-shape="id9" draw:end-glue-point="3" svg:d="M12100 5200v-602h1476" svg:viewBox="0 0 1477 603">
          <text:p/>
        </draw:connector>
        <draw:connector draw:style-name="gr10" draw:text-style-name="P1" draw:layer="layout" svg:x1="19.876cm" svg:y1="6.427cm" svg:x2="18.7cm" svg:y2="4.598cm" draw:start-shape="id10" draw:start-glue-point="0" draw:end-shape="id9" draw:end-glue-point="1" svg:d="M19876 6427v-1829h-1176" svg:viewBox="0 0 1177 1830">
          <text:p/>
        </draw:connector>
        <draw:connector draw:style-name="gr10" draw:text-style-name="P1" draw:layer="layout" svg:x1="19.876cm" svg:y1="9cm" svg:x2="18.724cm" svg:y2="11.002cm" draw:start-shape="id10" draw:start-glue-point="2" draw:end-shape="id8" draw:end-glue-point="1" svg:d="M19876 9000v2002h-1152" svg:viewBox="0 0 1153 2003">
          <text:p/>
        </draw:connector>
        <draw:connector draw:style-name="gr10" draw:text-style-name="P1" draw:layer="layout" svg:x1="12.124cm" svg:y1="18.902cm" svg:x2="19.892cm" svg:y2="16.821cm" draw:start-shape="id11" draw:start-glue-point="0" draw:end-shape="id12" draw:end-glue-point="2" svg:d="M12124 18902h7768v-2081" svg:viewBox="0 0 7769 2082">
          <text:p/>
        </draw:connector>
        <draw:connector draw:style-name="gr10" draw:text-style-name="P1" draw:layer="layout" svg:x1="19.892cm" svg:y1="13.5cm" svg:x2="18.724cm" svg:y2="11.002cm" draw:start-shape="id12" draw:start-glue-point="0" draw:end-shape="id8" draw:end-glue-point="1" svg:d="M19892 13500v-2498h-1168" svg:viewBox="0 0 1169 2499">
          <text:p/>
        </draw:connector>
        <draw:connector draw:style-name="gr10" draw:text-style-name="P1" draw:layer="layout" svg:x1="5.2cm" svg:y1="11.002cm" svg:x2="4.199cm" svg:y2="12.3cm" draw:start-shape="id6" draw:start-glue-point="3" draw:end-shape="id1" draw:end-glue-point="0" svg:d="M5200 11002h-1001v1298" svg:viewBox="0 0 1002 1299">
          <text:p/>
        </draw:connector>
        <draw:g xml:id="id13" draw:id="id13">
          <draw:line draw:style-name="gr2" draw:text-style-name="P2" draw:layer="layout" svg:x1="3.399cm" svg:y1="12.625cm" svg:x2="0.5cm" svg:y2="12.641cm">
            <text:p/>
          </draw:line>
          <draw:line draw:style-name="gr2" draw:text-style-name="P2" draw:layer="layout" svg:x1="3.4cm" svg:y1="12.616cm" svg:x2="0.501cm" svg:y2="12.632cm">
            <text:p/>
          </draw:line>
          <draw:line draw:style-name="gr2" draw:text-style-name="P2" draw:layer="layout" svg:x1="1.291cm" svg:y1="12.989cm" svg:x2="2.731cm" svg:y2="12.989cm">
            <text:p/>
          </draw:line>
          <draw:line draw:style-name="gr2" draw:text-style-name="P2" draw:layer="layout" svg:x1="1.681cm" svg:y1="13.3cm" svg:x2="2.373cm" svg:y2="13.3cm">
            <text:p/>
          </draw:line>
          <draw:line draw:style-name="gr2" draw:text-style-name="P2" draw:layer="layout" svg:x1="1.987cm" svg:y1="12.603cm" svg:x2="1.999cm" svg:y2="11.8cm">
            <text:p/>
          </draw:line>
        </draw:g>
        <draw:connector draw:style-name="gr10" draw:text-style-name="P1" draw:layer="layout" svg:x1="1.95cm" svg:y1="11.8cm" svg:x2="5.2cm" svg:y2="11.002cm" draw:start-shape="id13" draw:start-glue-point="0" draw:end-shape="id6" draw:end-glue-point="3" svg:d="M1950 11800v-798h3250" svg:viewBox="0 0 3251 799">
          <text:p/>
        </draw:connector>
        <draw:frame draw:style-name="gr11" draw:text-style-name="P5" draw:layer="layout" svg:width="1.3cm" svg:height="1.114cm" svg:x="7.2cm" svg:y="5.586cm">
          <draw:text-box>
            <text:p>R<text:span text:style-name="T1">1</text:span></text:p>
          </draw:text-box>
        </draw:frame>
        <draw:frame draw:style-name="gr11" draw:text-style-name="P5" draw:layer="layout" svg:width="1.3cm" svg:height="1.114cm" svg:x="7.3cm" svg:y="19.7cm">
          <draw:text-box>
            <text:p>R<text:span text:style-name="T1">7</text:span></text:p>
          </draw:text-box>
        </draw:frame>
        <draw:frame draw:style-name="gr11" draw:text-style-name="P5" draw:layer="layout" svg:width="1.3cm" svg:height="1.114cm" svg:x="5cm" svg:y="14.2cm">
          <draw:text-box>
            <text:p>R<text:span text:style-name="T1">6</text:span></text:p>
          </draw:text-box>
        </draw:frame>
        <draw:frame draw:style-name="gr12" draw:text-style-name="P5" draw:layer="layout" svg:width="1.3cm" svg:height="1.114cm" svg:x="15.6cm" svg:y="11.786cm">
          <draw:text-box>
            <text:p>R<text:span text:style-name="T1">5</text:span></text:p>
          </draw:text-box>
        </draw:frame>
        <draw:frame draw:style-name="gr11" draw:text-style-name="P5" draw:layer="layout" svg:width="1.3cm" svg:height="1.114cm" svg:x="7.2cm" svg:y="11.786cm">
          <draw:text-box>
            <text:p>R<text:span text:style-name="T1">4</text:span></text:p>
          </draw:text-box>
        </draw:frame>
        <draw:frame draw:style-name="gr11" draw:text-style-name="P5" draw:layer="layout" svg:width="1.3cm" svg:height="1.114cm" svg:x="13cm" svg:y="7cm">
          <draw:text-box>
            <text:p>R<text:span text:style-name="T1">3</text:span></text:p>
          </draw:text-box>
        </draw:frame>
        <draw:frame draw:style-name="gr11" draw:text-style-name="P5" draw:layer="layout" svg:width="1.3cm" svg:height="1.114cm" svg:x="15.4cm" svg:y="5.4cm">
          <draw:text-box>
            <text:p>R<text:span text:style-name="T1">2</text:span></text:p>
          </draw:text-box>
        </draw:frame>
        <draw:frame draw:style-name="gr13" draw:text-style-name="P5" draw:layer="layout" svg:width="1.912cm" svg:height="1cm" svg:x="0.488cm" svg:y="13.7cm">
          <draw:text-box>
            <text:p>GND</text:p>
          </draw:text-box>
        </draw:frame>
        <draw:frame draw:style-name="gr11" draw:text-style-name="P5" draw:layer="layout" svg:width="1.5cm" svg:height="1.114cm" svg:x="1.8cm" svg:y="6.3cm">
          <draw:text-box>
            <text:p>V<text:span text:style-name="T1">a</text:span></text:p>
          </draw:text-box>
        </draw:frame>
        <draw:frame draw:style-name="gr11" draw:text-style-name="P5" draw:layer="layout" svg:width="1.5cm" svg:height="1.114cm" svg:x="10.1cm" svg:y="12.886cm">
          <draw:text-box>
            <text:p>V<text:span text:style-name="T1">d</text:span></text:p>
          </draw:text-box>
        </draw:frame>
        <draw:frame draw:style-name="gr14" draw:text-style-name="P5" draw:layer="layout" svg:width="0.9cm" svg:height="1.2cm" svg:x="18.2cm" svg:y="5.9cm">
          <draw:text-box>
            <text:p>I<text:span text:style-name="T1">b</text:span></text:p>
          </draw:text-box>
        </draw:frame>
        <draw:frame draw:style-name="gr12" draw:text-style-name="P5" draw:layer="layout" svg:width="1.3cm" svg:height="1.1cm" svg:x="18.1cm" svg:y="13.686cm">
          <draw:text-box>
            <text:p>C</text:p>
          </draw:text-box>
        </draw:frame>
        <draw:custom-shape draw:style-name="gr15" draw:text-style-name="P1" draw:layer="layout" svg:width="0.348cm" svg:height="0.35cm" svg:x="11.897cm" svg:y="10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8cm" svg:height="0.35cm" svg:x="4.097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8cm" svg:height="0.35cm" svg:x="11.897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8cm" svg:height="0.35cm" svg:x="19.697cm" svg:y="4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8cm" svg:height="0.35cm" svg:x="11.997cm" svg:y="18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8cm" svg:height="0.35cm" svg:x="4.097cm" svg:y="18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8cm" svg:height="0.35cm" svg:x="19.697cm" svg:y="10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1.3cm" svg:height="1.114cm" svg:x="2.8cm" svg:y="3.486cm">
          <draw:text-box>
            <text:p>n1</text:p>
          </draw:text-box>
        </draw:frame>
        <draw:frame draw:style-name="gr11" draw:text-style-name="P5" draw:layer="layout" svg:width="1.3cm" svg:height="1.114cm" svg:x="18.8cm" svg:y="10.086cm">
          <draw:text-box>
            <text:p>n6</text:p>
          </draw:text-box>
        </draw:frame>
        <draw:frame draw:style-name="gr11" draw:text-style-name="P5" draw:layer="layout" svg:width="1.3cm" svg:height="1.114cm" svg:x="10.7cm" svg:y="9.886cm">
          <draw:text-box>
            <text:p>n5</text:p>
          </draw:text-box>
        </draw:frame>
        <draw:frame draw:style-name="gr11" draw:text-style-name="P5" draw:layer="layout" svg:width="1.3cm" svg:height="1.114cm" svg:x="10.9cm" svg:y="3.386cm">
          <draw:text-box>
            <text:p>n2</text:p>
          </draw:text-box>
        </draw:frame>
        <draw:frame draw:style-name="gr11" draw:text-style-name="P5" draw:layer="layout" svg:width="1.3cm" svg:height="1.114cm" svg:x="18.8cm" svg:y="3.386cm">
          <draw:text-box>
            <text:p>n3</text:p>
          </draw:text-box>
        </draw:frame>
        <draw:frame draw:style-name="gr11" draw:text-style-name="P5" draw:layer="layout" svg:width="1.3cm" svg:height="1.114cm" svg:x="12.4cm" svg:y="19.086cm">
          <draw:text-box>
            <text:p>n8</text:p>
          </draw:text-box>
        </draw:frame>
        <draw:frame draw:style-name="gr11" draw:text-style-name="P5" draw:layer="layout" svg:width="1.3cm" svg:height="1.114cm" svg:x="3cm" svg:y="18.786cm">
          <draw:text-box>
            <text:p>n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00:19:34.717242434</meta:creation-date>
    <dc:date>2021-04-05T08:56:02.457844403</dc:date>
    <meta:editing-duration>PT16M42S</meta:editing-duration>
    <meta:editing-cycles>3</meta:editing-cycles>
    <meta:generator>LibreOffice/6.4.6.2$Linux_X86_64 LibreOffice_project/40$Build-2</meta:generator>
    <meta:document-statistic meta:object-count="86"/>
  </office:meta>
</office:document-meta>
</file>